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15664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>
      <style:text-properties officeooo:paragraph-rsid="00144d75"/>
    </style:style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>
      <style:text-properties officeooo:paragraph-rsid="001554bf"/>
    </style:style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8"/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1"/>
    <style:style style:name="P19" style:family="paragraph" style:parent-style-name="Text_20_body" style:list-style-name="L22"/>
    <style:style style:name="P20" style:family="paragraph" style:parent-style-name="Text_20_body" style:list-style-name="L23"/>
    <style:style style:name="P21" style:family="paragraph" style:parent-style-name="Text_20_body" style:list-style-name="L24"/>
    <style:style style:name="P22" style:family="paragraph" style:parent-style-name="Text_20_body" style:list-style-name="L27">
      <style:text-properties officeooo:paragraph-rsid="00175ca3"/>
    </style:style>
    <style:style style:name="P23" style:family="paragraph" style:parent-style-name="Text_20_body" style:list-style-name="L28"/>
    <style:style style:name="P24" style:family="paragraph" style:parent-style-name="Text_20_body" style:list-style-name="L29"/>
    <style:style style:name="P25" style:family="paragraph" style:parent-style-name="Text_20_body" style:list-style-name="L30"/>
    <style:style style:name="P26" style:family="paragraph" style:parent-style-name="Text_20_body" style:list-style-name="L31"/>
    <style:style style:name="P27" style:family="paragraph" style:parent-style-name="Text_20_body" style:list-style-name="L32"/>
    <style:style style:name="P28" style:family="paragraph" style:parent-style-name="Text_20_body" style:list-style-name="L33"/>
    <style:style style:name="P29" style:family="paragraph" style:parent-style-name="Text_20_body" style:list-style-name="L34"/>
    <style:style style:name="P30" style:family="paragraph" style:parent-style-name="Text_20_body" style:list-style-name="L35"/>
    <style:style style:name="P31" style:family="paragraph" style:parent-style-name="Text_20_body" style:list-style-name="L36"/>
    <style:style style:name="P32" style:family="paragraph" style:parent-style-name="Text_20_body" style:list-style-name="L37"/>
    <style:style style:name="P33" style:family="paragraph" style:parent-style-name="Text_20_body" style:list-style-name="L38"/>
    <style:style style:name="P34" style:family="paragraph" style:parent-style-name="Text_20_body" style:list-style-name="L39"/>
    <style:style style:name="P35" style:family="paragraph" style:parent-style-name="Text_20_body" style:list-style-name="L40"/>
    <style:style style:name="P36" style:family="paragraph" style:parent-style-name="Text_20_body" style:list-style-name="L41"/>
    <style:style style:name="P37" style:family="paragraph" style:parent-style-name="Text_20_body" style:list-style-name="L42"/>
    <style:style style:name="P38" style:family="paragraph" style:parent-style-name="Text_20_body" style:list-style-name="L43"/>
    <style:style style:name="P39" style:family="paragraph" style:parent-style-name="Text_20_body" style:list-style-name="L44"/>
    <style:style style:name="P40" style:family="paragraph" style:parent-style-name="Text_20_body" style:list-style-name="L45"/>
    <style:style style:name="P41" style:family="paragraph" style:parent-style-name="Text_20_body">
      <style:text-properties officeooo:paragraph-rsid="000e35dd"/>
    </style:style>
    <style:style style:name="P42" style:family="paragraph" style:parent-style-name="Text_20_body">
      <style:text-properties officeooo:paragraph-rsid="00111069"/>
    </style:style>
    <style:style style:name="P43" style:family="paragraph" style:parent-style-name="Text_20_body">
      <style:text-properties officeooo:paragraph-rsid="0012258e"/>
    </style:style>
    <style:style style:name="P44" style:family="paragraph" style:parent-style-name="Text_20_body">
      <style:text-properties officeooo:paragraph-rsid="00135561"/>
    </style:style>
    <style:style style:name="P45" style:family="paragraph" style:parent-style-name="Text_20_body">
      <style:text-properties officeooo:paragraph-rsid="0014c08d"/>
    </style:style>
    <style:style style:name="P46" style:family="paragraph" style:parent-style-name="Text_20_body">
      <style:text-properties officeooo:paragraph-rsid="001554bf"/>
    </style:style>
    <style:style style:name="P47" style:family="paragraph" style:parent-style-name="Text_20_body" style:list-style-name="L27">
      <style:text-properties fo:font-weight="bold" officeooo:paragraph-rsid="00175ca3" style:font-weight-asian="bold" style:font-weight-complex="bold"/>
    </style:style>
    <style:style style:name="P48" style:family="paragraph" style:parent-style-name="Text_20_body" style:list-style-name="L1">
      <style:paragraph-properties fo:margin-top="0cm" fo:margin-bottom="0cm" loext:contextual-spacing="false"/>
    </style:style>
    <style:style style:name="P49" style:family="paragraph" style:parent-style-name="Text_20_body" style:list-style-name="L2">
      <style:paragraph-properties fo:margin-top="0cm" fo:margin-bottom="0cm" loext:contextual-spacing="false"/>
    </style:style>
    <style:style style:name="P50" style:family="paragraph" style:parent-style-name="Text_20_body" style:list-style-name="L2">
      <style:paragraph-properties fo:margin-top="0cm" fo:margin-bottom="0cm" loext:contextual-spacing="false"/>
      <style:text-properties officeooo:paragraph-rsid="00187ed7"/>
    </style:style>
    <style:style style:name="P51" style:family="paragraph" style:parent-style-name="Text_20_body" style:list-style-name="L3">
      <style:paragraph-properties fo:margin-top="0cm" fo:margin-bottom="0cm" loext:contextual-spacing="false"/>
    </style:style>
    <style:style style:name="P52" style:family="paragraph" style:parent-style-name="Text_20_body" style:list-style-name="L8">
      <style:paragraph-properties fo:margin-top="0cm" fo:margin-bottom="0cm" loext:contextual-spacing="false"/>
    </style:style>
    <style:style style:name="P53" style:family="paragraph" style:parent-style-name="Text_20_body" style:list-style-name="L8">
      <style:paragraph-properties fo:margin-top="0cm" fo:margin-bottom="0cm" loext:contextual-spacing="false"/>
      <style:text-properties officeooo:paragraph-rsid="00144d75"/>
    </style:style>
    <style:style style:name="P54" style:family="paragraph" style:parent-style-name="Text_20_body" style:list-style-name="L9">
      <style:paragraph-properties fo:margin-top="0cm" fo:margin-bottom="0cm" loext:contextual-spacing="false"/>
    </style:style>
    <style:style style:name="P55" style:family="paragraph" style:parent-style-name="Text_20_body" style:list-style-name="L10">
      <style:paragraph-properties fo:margin-top="0cm" fo:margin-bottom="0cm" loext:contextual-spacing="false"/>
    </style:style>
    <style:style style:name="P56" style:family="paragraph" style:parent-style-name="Text_20_body" style:list-style-name="L13">
      <style:paragraph-properties fo:margin-top="0cm" fo:margin-bottom="0cm" loext:contextual-spacing="false"/>
    </style:style>
    <style:style style:name="P57" style:family="paragraph" style:parent-style-name="Text_20_body" style:list-style-name="L17">
      <style:paragraph-properties fo:margin-top="0cm" fo:margin-bottom="0cm" loext:contextual-spacing="false"/>
    </style:style>
    <style:style style:name="P58" style:family="paragraph" style:parent-style-name="Text_20_body" style:list-style-name="L18">
      <style:paragraph-properties fo:margin-top="0cm" fo:margin-bottom="0cm" loext:contextual-spacing="false"/>
    </style:style>
    <style:style style:name="P59" style:family="paragraph" style:parent-style-name="Text_20_body" style:list-style-name="L19">
      <style:paragraph-properties fo:margin-top="0cm" fo:margin-bottom="0cm" loext:contextual-spacing="false"/>
    </style:style>
    <style:style style:name="P60" style:family="paragraph" style:parent-style-name="Text_20_body" style:list-style-name="L20">
      <style:paragraph-properties fo:margin-top="0cm" fo:margin-bottom="0cm" loext:contextual-spacing="false"/>
    </style:style>
    <style:style style:name="P61" style:family="paragraph" style:parent-style-name="Text_20_body" style:list-style-name="L21">
      <style:paragraph-properties fo:margin-top="0cm" fo:margin-bottom="0cm" loext:contextual-spacing="false"/>
    </style:style>
    <style:style style:name="P62" style:family="paragraph" style:parent-style-name="Text_20_body" style:list-style-name="L22">
      <style:paragraph-properties fo:margin-top="0cm" fo:margin-bottom="0cm" loext:contextual-spacing="false"/>
    </style:style>
    <style:style style:name="P63" style:family="paragraph" style:parent-style-name="Text_20_body" style:list-style-name="L25">
      <style:paragraph-properties fo:margin-top="0cm" fo:margin-bottom="0cm" loext:contextual-spacing="false"/>
    </style:style>
    <style:style style:name="P64" style:family="paragraph" style:parent-style-name="Text_20_body" style:list-style-name="L26">
      <style:paragraph-properties fo:margin-top="0cm" fo:margin-bottom="0cm" loext:contextual-spacing="false"/>
    </style:style>
    <style:style style:name="P65" style:family="paragraph" style:parent-style-name="Text_20_body" style:list-style-name="L27">
      <style:paragraph-properties fo:margin-top="0cm" fo:margin-bottom="0cm" loext:contextual-spacing="false"/>
    </style:style>
    <style:style style:name="P66" style:family="paragraph" style:parent-style-name="Text_20_body" style:list-style-name="L28">
      <style:paragraph-properties fo:margin-top="0cm" fo:margin-bottom="0cm" loext:contextual-spacing="false"/>
    </style:style>
    <style:style style:name="P67" style:family="paragraph" style:parent-style-name="Text_20_body" style:list-style-name="L32">
      <style:paragraph-properties fo:margin-top="0cm" fo:margin-bottom="0cm" loext:contextual-spacing="false"/>
    </style:style>
    <style:style style:name="P68" style:family="paragraph" style:parent-style-name="Text_20_body" style:list-style-name="L33">
      <style:paragraph-properties fo:margin-top="0cm" fo:margin-bottom="0cm" loext:contextual-spacing="false"/>
    </style:style>
    <style:style style:name="P69" style:family="paragraph" style:parent-style-name="Text_20_body" style:list-style-name="L34">
      <style:paragraph-properties fo:margin-top="0cm" fo:margin-bottom="0cm" loext:contextual-spacing="false"/>
    </style:style>
    <style:style style:name="P70" style:family="paragraph" style:parent-style-name="Text_20_body" style:list-style-name="L35">
      <style:paragraph-properties fo:margin-top="0cm" fo:margin-bottom="0cm" loext:contextual-spacing="false"/>
    </style:style>
    <style:style style:name="P71" style:family="paragraph" style:parent-style-name="Text_20_body" style:list-style-name="L36">
      <style:paragraph-properties fo:margin-top="0cm" fo:margin-bottom="0cm" loext:contextual-spacing="false"/>
    </style:style>
    <style:style style:name="P72" style:family="paragraph" style:parent-style-name="Text_20_body" style:list-style-name="L41">
      <style:paragraph-properties fo:margin-top="0cm" fo:margin-bottom="0cm" loext:contextual-spacing="false"/>
    </style:style>
    <style:style style:name="P73" style:family="paragraph" style:parent-style-name="Text_20_body" style:list-style-name="L45">
      <style:paragraph-properties fo:margin-top="0cm" fo:margin-bottom="0cm" loext:contextual-spacing="false"/>
    </style:style>
    <style:style style:name="P74" style:family="paragraph" style:parent-style-name="Preformatted_20_Text">
      <style:paragraph-properties fo:margin-top="0cm" fo:margin-bottom="0.499cm" loext:contextual-spacing="false"/>
    </style:style>
    <style:style style:name="P75" style:family="paragraph" style:parent-style-name="Heading_20_2">
      <style:text-properties officeooo:paragraph-rsid="001554bf"/>
    </style:style>
    <style:style style:name="P76" style:family="paragraph" style:parent-style-name="Heading_20_1">
      <style:text-properties fo:font-size="10pt" officeooo:rsid="000e35dd" officeooo:paragraph-rsid="000e35dd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5dd" style:font-weight-asian="bold" style:font-weight-complex="bold"/>
    </style:style>
    <style:style style:name="T5" style:family="text">
      <style:text-properties fo:font-weight="bold" officeooo:rsid="001612ac" style:font-weight-asian="bold" style:font-weight-complex="bold"/>
    </style:style>
    <style:style style:name="T6" style:family="text">
      <style:text-properties officeooo:rsid="00115664"/>
    </style:style>
    <style:style style:name="T7" style:family="text">
      <style:text-properties officeooo:rsid="0012258e"/>
    </style:style>
    <style:style style:name="T8" style:family="text">
      <style:text-properties officeooo:rsid="001554b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https://hadoop.apache.org/docs/r2.7.1/hadoop-project-dist/hadoop-common/FileSystemShell.html</text:h>
      <text:p text:style-name="Text_20_body"/>
      <text:p text:style-name="P41">The File System (FS) shell includes various shell-like commands that directly interact with the Hadoop Distributed File System (HDFS).</text:p>
      <text:p text:style-name="P41">The FS shell is invoked by:</text:p>
      <text:p text:style-name="P74">bin/hadoop fs &lt;args&gt;</text:p>
      <text:p text:style-name="P41">All FS shell commands take path URIs as arguments. </text:p>
      <text:p text:style-name="P41">The URI format is <text:span text:style-name="Teletype">scheme://authority/path</text:span>. </text:p>
      <text:p text:style-name="P41">For HDFS the scheme is <text:span text:style-name="Teletype">hdfs</text:span>, and for the Local FS the scheme is <text:span text:style-name="Teletype">file</text:span>. </text:p>
      <text:p text:style-name="P41"><text:span text:style-name="T3">The scheme and authority are optional.</text:span> If not specified, the default scheme specified in the configuration is used.<text:span text:style-name="T4">(FS.defaultFS is appended)</text:span></text:p>
      <text:p text:style-name="P41">An HDFS file or directory such as /parent/child can be specified as <text:span text:style-name="Teletype">hdfs://namenodehost/parent/child</text:span> or simply as <text:span text:style-name="Teletype">/parent/child</text:span></text:p>
      <text:p text:style-name="P42">Most of the commands in FS shell behave like corresponding Unix commands.</text:p>
      <text:p text:style-name="P42">Error information is sent to stderr and the output is sent to stdout.</text:p>
      <text:p text:style-name="Text_20_body">If HDFS is being used, <text:span text:style-name="Teletype"><text:span text:style-name="T3">hdfs dfs</text:span></text:span> is a synonym.</text:p>
      <text:h text:style-name="Heading_20_2" text:outline-level="2"><text:bookmark text:name="appendToFile"/>appendToFile</text:h>
      <text:p text:style-name="Text_20_body">Usage: <text:span text:style-name="Teletype">hadoop fs -appendToFile &lt;localsrc&gt; ... &lt;dst&gt;</text:span></text:p>
      <text:p text:style-name="P42">Append single src, or multiple srcs from local file system to the destination file system. </text:p>
      <text:p text:style-name="P42">Also reads input from stdin and appends to destination file system.</text:p>
      <text:list xml:id="list5292706432546071767" text:style-name="L1">
        <text:list-item>
          <text:p text:style-name="P48"><text:span text:style-name="Teletype">hadoop fs -appendToFile localfile /user/hadoop/hadoopfile</text:span> </text:p>
        </text:list-item>
        <text:list-item>
          <text:p text:style-name="P1"><text:span text:style-name="Teletype">hadoop fs -appendToFile </text:span><text:span text:style-name="Teletype"><text:span text:style-name="T3">-</text:span></text:span><text:span text:style-name="Teletype"> /hadoop/hadoopfile</text:span> </text:p>
        </text:list-item>
        <text:list-item>
          <text:p text:style-name="P1"><text:span text:style-name="T6">First arguement hyphen (-) </text:span>Reads the input from stdin.</text:p>
        </text:list-item>
      </text:list>
      <text:h text:style-name="Heading_20_2" text:outline-level="2"><text:bookmark text:name="cat"/>cat</text:h>
      <text:p text:style-name="Text_20_body">Usage: <text:span text:style-name="Teletype">hadoop fs -cat URI [URI ...] <text:s/></text:span>Copies source paths to stdout.</text:p>
      <text:p text:style-name="Text_20_body">Example:</text:p>
      <text:list xml:id="list6925398238326338721" text:style-name="L2">
        <text:list-item>
          <text:p text:style-name="P49"><text:span text:style-name="Teletype">hadoop fs -cat /file1 </text:span></text:p>
        </text:list-item>
        <text:list-item>
          <text:p text:style-name="P50"><text:span text:style-name="Teletype">hadoop fs -cat /file1 /file2 </text:span></text:p>
        </text:list-item>
        <text:list-item>
          <text:p text:style-name="P2"><text:span text:style-name="Teletype">hadoop fs -cat file:///file3 /user/hadoop/file4</text:span> </text:p>
        </text:list-item>
      </text:list>
      <text:h text:style-name="Heading_20_2" text:outline-level="2"><text:bookmark text:name="copyFromLocal"/><text:soft-page-break/>copyFromLocal</text:h>
      <text:p text:style-name="Text_20_body">Usage: <text:span text:style-name="Teletype">hadoop fs -copyFromLocal &lt;localsrc&gt; </text:span><text:span text:style-name="Teletype"><text:span text:style-name="T7">&lt;HDFS_Dest&gt;</text:span></text:span></text:p>
      <text:p text:style-name="Text_20_body">Similar to put command, except that the source is restricted to a local file reference.</text:p>
      <text:p text:style-name="Text_20_body">Options:</text:p>
      <text:list xml:id="list2402257776394757721" text:style-name="L7">
        <text:list-item>
          <text:p text:style-name="P7">The <text:span text:style-name="T3">-f</text:span> option will overwrite the destination if it already exists. </text:p>
        </text:list-item>
      </text:list>
      <text:h text:style-name="Heading_20_2" text:outline-level="2"><text:bookmark text:name="copyToLocal"/>copyToLocal</text:h>
      <text:p text:style-name="P43">Usage: <text:span text:style-name="Teletype">hadoop fs -copyToLocal </text:span><text:span text:style-name="Teletype"><text:span text:style-name="T7">&lt;HDFS_Dest&gt;</text:span></text:span><text:span text:style-name="Teletype"> &lt;localdst&gt;</text:span></text:p>
      <text:p text:style-name="Text_20_body">Similar to get command, except that the destination is restricted to a local file reference.</text:p>
      <text:h text:style-name="Heading_20_2" text:outline-level="2"><text:bookmark text:name="count"/>count</text:h>
      <text:p text:style-name="P44">Usage: <text:span text:style-name="Teletype">hadoop fs -count <text:s/>[-h] [-v] </text:span><text:span text:style-name="Teletype"><text:span text:style-name="T7">&lt;HDFS_Dest paths&gt;</text:span></text:span></text:p>
      <text:p text:style-name="Text_20_body">Count the number of directories, files and bytes under the paths that match the specified file pattern. </text:p>
      <text:p text:style-name="Text_20_body">The -h option shows sizes in human readable format.</text:p>
      <text:p text:style-name="Text_20_body">The -v option displays a header line.</text:p>
      <text:p text:style-name="Text_20_body">Example:</text:p>
      <text:list xml:id="list1434583533985548254" text:style-name="L8">
        <text:list-item>
          <text:p text:style-name="P53"><text:span text:style-name="Teletype">hadoop fs -count </text:span><text:span text:style-name="Teletype"><text:span text:style-name="T7">&lt;HDFS_Location&gt;</text:span></text:span><text:span text:style-name="Teletype"> </text:span><text:s/></text:p>
        </text:list-item>
        <text:list-item>
          <text:p text:style-name="P8"><text:span text:style-name="Teletype">hdfs dfs -count -h -v </text:span><text:span text:style-name="Teletype"><text:span text:style-name="T7">&lt;HDFS_Location&gt;</text:span></text:span> </text:p>
        </text:list-item>
      </text:list>
      <text:h text:style-name="Heading_20_2" text:outline-level="2"><text:bookmark text:name="cp"/>cp</text:h>
      <text:p text:style-name="P45">Usage: <text:span text:style-name="Teletype">hadoop fs -cp [-f] <text:s/></text:span><text:span text:style-name="Teletype"><text:span text:style-name="T7">&lt;HDFS_Location_SRC&gt;</text:span></text:span><text:span text:style-name="Teletype"> <text:s/></text:span><text:span text:style-name="Teletype"><text:span text:style-name="T7">&lt;HDFS_Location_Dest&gt;</text:span></text:span><text:span text:style-name="Teletype"> </text:span></text:p>
      <text:p text:style-name="Text_20_body">Copy files from source to destination. This command allows multiple sources as well in which case the destination must be a directory.</text:p>
      <text:list xml:id="list8762604341303153313" text:style-name="L9">
        <text:list-item>
          <text:p text:style-name="P54">The -f option will overwrite the destination if it already exists. </text:p>
        </text:list-item>
      </text:list>
      <text:list xml:id="list6857546195569782597" text:style-name="L10">
        <text:list-item>
          <text:p text:style-name="P55"><text:span text:style-name="Teletype">hadoop fs -cp /user/hadoop/file1 /user/hadoop/file2</text:span> </text:p>
        </text:list-item>
      </text:list>
      <text:h text:style-name="Heading_20_2" text:outline-level="2"><text:bookmark text:name="df"/>df</text:h>
      <text:p text:style-name="Text_20_body">Usage: <text:span text:style-name="Teletype">hadoop fs -df [-h] URI [URI ...]</text:span></text:p>
      <text:p text:style-name="Text_20_body">Displays free space.</text:p>
      <text:p text:style-name="Text_20_body">Options:</text:p>
      <text:list xml:id="list1553645188829627072" text:style-name="L11">
        <text:list-item>
          <text:p text:style-name="P9">The -h option will format file sizes in a “human-readable” fashion (e.g 64.0m instead of 67108864) </text:p>
        </text:list-item>
      </text:list>
      <text:p text:style-name="Text_20_body">Example:</text:p>
      <text:list xml:id="list5970590856309360350" text:style-name="L12">
        <text:list-item>
          <text:p text:style-name="P10"><text:soft-page-break/><text:span text:style-name="Teletype">hadoop dfs -df /user/hadoop/dir1</text:span> </text:p>
        </text:list-item>
      </text:list>
      <text:h text:style-name="Heading_20_2" text:outline-level="2"><text:bookmark text:name="du"/>du</text:h>
      <text:p text:style-name="Text_20_body">Usage: <text:span text:style-name="Teletype">hadoop fs -du [-s] [-h] URI [URI ...]</text:span></text:p>
      <text:p text:style-name="Text_20_body">Displays sizes of files and directories contained in the given directory or the length of a file in case its just a file.</text:p>
      <text:p text:style-name="Text_20_body">Options:</text:p>
      <text:list xml:id="list4683712236599579351" text:style-name="L13">
        <text:list-item>
          <text:p text:style-name="P56">The -s option will result in an aggregate summary of file lengths being displayed, rather than the individual files. </text:p>
        </text:list-item>
        <text:list-item>
          <text:p text:style-name="P11">The -h option will format file sizes in a “human-readable” fashion (e.g 64.0m instead of 67108864) </text:p>
        </text:list-item>
      </text:list>
      <text:p text:style-name="Text_20_body">Example:</text:p>
      <text:list xml:id="list1485155740673399780" text:style-name="L14">
        <text:list-item>
          <text:p text:style-name="P12"><text:span text:style-name="Teletype">hadoop fs -du /user/hadoop/dir1 /user/hadoop/file1 hdfs://nn.example.com/user/hadoop/dir1</text:span> </text:p>
        </text:list-item>
      </text:list>
      <text:h text:style-name="P75" text:outline-level="2"><text:bookmark text:name="get"/>get</text:h>
      <text:p text:style-name="P46">Usage: <text:span text:style-name="Teletype">hadoop fs -get <text:s/>&lt;</text:span><text:span text:style-name="Teletype"><text:span text:style-name="T7">&lt;HDFS_Location&gt;</text:span></text:span><text:span text:style-name="Teletype">&gt; &lt;localdst&gt;</text:span></text:p>
      <text:p text:style-name="Text_20_body">Copy files to the local file system. </text:p>
      <text:p text:style-name="Text_20_body">Example:</text:p>
      <text:list xml:id="list8544058920300664933" text:style-name="L17">
        <text:list-item>
          <text:p text:style-name="P57"><text:span text:style-name="Teletype">hadoop fs -get /user/hadoop/file localfile</text:span> </text:p>
        </text:list-item>
      </text:list>
      <text:h text:style-name="Heading_20_2" text:outline-level="2"><text:bookmark text:name="getmerge"/>getmerge</text:h>
      <text:p text:style-name="Text_20_body">Usage: <text:span text:style-name="Teletype">hadoop fs -getmerge &lt;src&gt; &lt;localdst&gt; [addnl]</text:span></text:p>
      <text:p text:style-name="Text_20_body">Takes a source directory and a destination file as input and concatenates files in src into the destination local file. Optionally addnl can be set to enable adding a newline character at the end of each file.</text:p>
      <text:h text:style-name="Heading_20_2" text:outline-level="2"><text:bookmark text:name="help"/>help</text:h>
      <text:p text:style-name="Text_20_body">Usage: <text:span text:style-name="Teletype">hadoop fs -help</text:span></text:p>
      <text:p text:style-name="Text_20_body">Return usage output.</text:p>
      <text:h text:style-name="Heading_20_2" text:outline-level="2"><text:bookmark text:name="ls"/>ls</text:h>
      <text:p text:style-name="Text_20_body">Usage: <text:span text:style-name="Teletype">hadoop fs -ls [-d] [-h] [-R] [-t] [-S] [-r] [-u] &lt;args&gt;</text:span></text:p>
      <text:p text:style-name="Text_20_body">Options:</text:p>
      <text:list xml:id="list3505320445825375232" text:style-name="L22">
        <text:list-item>
          <text:p text:style-name="P62">-d: Directories are listed as plain files. </text:p>
        </text:list-item>
        <text:list-item>
          <text:p text:style-name="P62"><text:soft-page-break/>-h: Format file sizes in a human-readable fashion (eg 64.0m instead of 67108864). </text:p>
        </text:list-item>
        <text:list-item>
          <text:p text:style-name="P62">-R: Recursively list subdirectories encountered. </text:p>
        </text:list-item>
        <text:list-item>
          <text:p text:style-name="P62">-t: Sort output by modification time (most recent first). </text:p>
        </text:list-item>
        <text:list-item>
          <text:p text:style-name="P62">-S: Sort output by file size. </text:p>
        </text:list-item>
        <text:list-item>
          <text:p text:style-name="P62">-r: Reverse the sort order. </text:p>
        </text:list-item>
        <text:list-item>
          <text:p text:style-name="P19">-u: Use access time rather than modification time for display and sorting. </text:p>
        </text:list-item>
      </text:list>
      <text:p text:style-name="Text_20_body">For a file ls returns stat on the file with the following format:</text:p>
      <text:p text:style-name="P74"><text:span text:style-name="T3">permissions</text:span> <text:span text:style-name="T3">number_of_replicas</text:span> <text:span text:style-name="T3">userid</text:span> <text:span text:style-name="T3">groupid</text:span> <text:span text:style-name="T3">filesize</text:span> <text:span text:style-name="T3">modification_date_</text:span><text:span text:style-name="T5">time </text:span><text:span text:style-name="T3">filename</text:span></text:p>
      <text:p text:style-name="Text_20_body">Files within a directory are order by filename by default.</text:p>
      <text:p text:style-name="Text_20_body">Example:</text:p>
      <text:list xml:id="list5677905793026106789" text:style-name="L23">
        <text:list-item>
          <text:p text:style-name="P20"><text:span text:style-name="Teletype">hadoop fs -ls /user/hadoop/file1</text:span> </text:p>
        </text:list-item>
      </text:list>
      <text:h text:style-name="Heading_20_2" text:outline-level="2"><text:bookmark text:name="mkdir"/>mkdir</text:h>
      <text:p text:style-name="Text_20_body">Usage: <text:span text:style-name="Teletype">hadoop fs -mkdir [-p] &lt;paths&gt;</text:span></text:p>
      <text:p text:style-name="Text_20_body">Takes path uri’s as argument and creates directories.</text:p>
      <text:p text:style-name="Text_20_body">Options:</text:p>
      <text:list xml:id="list4728151717698757223" text:style-name="L24">
        <text:list-item>
          <text:p text:style-name="P21">The -p option behavior is much like Unix mkdir -p, creating parent directories along the path. </text:p>
        </text:list-item>
      </text:list>
      <text:p text:style-name="Text_20_body">Example:</text:p>
      <text:list xml:id="list1731360017282561439" text:style-name="L25">
        <text:list-item>
          <text:p text:style-name="P63"><text:span text:style-name="Teletype">hadoop fs -mkdir /user/hadoop/dir1 </text:span></text:p>
        </text:list-item>
      </text:list>
      <text:h text:style-name="Heading_20_2" text:outline-level="2"><text:bookmark text:name="moveFromLocal"/>moveFromLocal</text:h>
      <text:p text:style-name="Text_20_body">Usage: <text:span text:style-name="Teletype">hadoop fs -moveFromLocal &lt;localsrc&gt; &lt;dst&gt;</text:span></text:p>
      <text:p text:style-name="Text_20_body">Similar to put command, except that the source localsrc is deleted after it’s copied.</text:p>
      <text:h text:style-name="Heading_20_2" text:outline-level="2"><text:bookmark text:name="moveToLocal"/>moveToLocal</text:h>
      <text:p text:style-name="Text_20_body">Usage: <text:span text:style-name="Teletype">hadoop fs -moveToLocal [-crc] &lt;src&gt; &lt;dst&gt;</text:span></text:p>
      <text:h text:style-name="Heading_20_2" text:outline-level="2"><text:bookmark text:name="mv"/>mv</text:h>
      <text:p text:style-name="Text_20_body">Usage: <text:span text:style-name="Teletype">hadoop fs -mv URI [URI ...] &lt;dest&gt;</text:span></text:p>
      <text:p text:style-name="Text_20_body">Moves files from source to destination. </text:p>
      <text:p text:style-name="Text_20_body">Example:</text:p>
      <text:list xml:id="list3122185060551658910" text:style-name="L26">
        <text:list-item>
          <text:p text:style-name="P64"><text:span text:style-name="Teletype">hadoop fs -mv /user/hadoop/file1 /user/hadoop/file2</text:span> </text:p>
        </text:list-item>
      </text:list>
      <text:h text:style-name="Heading_20_2" text:outline-level="2"><text:bookmark text:name="put"/><text:soft-page-break/>put</text:h>
      <text:p text:style-name="Text_20_body">Usage: <text:span text:style-name="Teletype">hadoop fs -put &lt;localsrc&gt; ... &lt;dst&gt;</text:span></text:p>
      <text:p text:style-name="Text_20_body">Copy single src, or multiple srcs from local file system to the destination file system. Also reads input from stdin and writes to destination file system.</text:p>
      <text:list xml:id="list6740545925545884668" text:style-name="L27">
        <text:list-item>
          <text:p text:style-name="P65"><text:span text:style-name="Teletype">hadoop fs -put localfile /user/hadoop/hadoopfile</text:span> </text:p>
        </text:list-item>
        <text:list-item>
          <text:p text:style-name="P65"><text:span text:style-name="Teletype">hadoop fs -put localfile1 localfile2 /user/hadoop/hadoopdir</text:span> </text:p>
        </text:list-item>
        <text:list-item>
          <text:p text:style-name="P65"><text:span text:style-name="Teletype">hadoop fs -put localfile hdfs://nn.example.com/hadoop/hadoopfile</text:span> </text:p>
        </text:list-item>
        <text:list-item>
          <text:p text:style-name="P22"><text:span text:style-name="Teletype">hadoop fs -put - hdfs://nn.example.com/hadoop/hadoopfile</text:span> </text:p>
        </text:list-item>
        <text:list-item>
          <text:p text:style-name="P47">Reads the input from stdin. </text:p>
        </text:list-item>
      </text:list>
      <text:h text:style-name="Heading_20_2" text:outline-level="2"><text:bookmark text:name="rm"/>rm</text:h>
      <text:p text:style-name="Text_20_body">Usage: <text:span text:style-name="Teletype">hadoop fs -rm [-f] [-r |-R] [-skipTrash] URI [URI ...]</text:span></text:p>
      <text:p text:style-name="Text_20_body">Delete files specified as args.</text:p>
      <text:p text:style-name="Text_20_body">Options:</text:p>
      <text:list xml:id="list4614867265148995237" text:style-name="L28">
        <text:list-item>
          <text:p text:style-name="P66">The -f option will not display a diagnostic message or modify the exit status to reflect an error if the file does not exist. </text:p>
        </text:list-item>
        <text:list-item>
          <text:p text:style-name="P66">The -R option deletes the directory and any content under it recursively. </text:p>
        </text:list-item>
        <text:list-item>
          <text:p text:style-name="P66">The -r option is equivalent to -R. </text:p>
        </text:list-item>
        <text:list-item>
          <text:p text:style-name="P23">The -skipTrash option will bypass trash, if enabled, and delete the specified file(s) immediately. This can be useful when it is necessary to delete files from an over-quota directory. </text:p>
        </text:list-item>
      </text:list>
      <text:p text:style-name="Text_20_body">Example:</text:p>
      <text:list xml:id="list2456827643394471820" text:style-name="L29">
        <text:list-item>
          <text:p text:style-name="P24"><text:span text:style-name="Teletype">hadoop fs -rm /user/hadoop/emptydir</text:span> </text:p>
        </text:list-item>
      </text:list>
      <text:h text:style-name="Heading_20_2" text:outline-level="2"><text:bookmark text:name="setrep"/>setrep</text:h>
      <text:p text:style-name="Text_20_body">Usage: <text:span text:style-name="Teletype">hadoop fs -setrep [-R] [-w] &lt;numReplicas&gt; &lt;path&gt;</text:span></text:p>
      <text:p text:style-name="Text_20_body">Changes the replication factor of a file. If <text:span text:style-name="T1">path</text:span> is a directory then the command recursively changes the replication factor of all files under the directory tree rooted at <text:span text:style-name="T1">path</text:span>.</text:p>
      <text:p text:style-name="Text_20_body">Options:</text:p>
      <text:list xml:id="list2105444184849912859" text:style-name="L36">
        <text:list-item>
          <text:p text:style-name="P71">The -w flag requests that the command wait for the replication to complete. This can potentially take a very long time. </text:p>
        </text:list-item>
        <text:list-item>
          <text:p text:style-name="P31">The -R flag is accepted for backwards compatibility. It has no effect. </text:p>
        </text:list-item>
      </text:list>
      <text:p text:style-name="Text_20_body">Example:</text:p>
      <text:list xml:id="list3829731599746846251" text:style-name="L37">
        <text:list-item>
          <text:p text:style-name="P32"><text:span text:style-name="Teletype">hadoop fs -setrep -w 3 /user/hadoop/dir1</text:span> </text:p>
        </text:list-item>
      </text:list>
      <text:h text:style-name="Heading_20_2" text:outline-level="2"><text:bookmark text:name="tail"/><text:soft-page-break/>tail</text:h>
      <text:p text:style-name="Text_20_body">Usage: <text:span text:style-name="Teletype">hadoop fs -tail [-f] URI</text:span></text:p>
      <text:p text:style-name="Text_20_body">Displays last kilobyte of the file to stdout.</text:p>
      <text:p text:style-name="Text_20_body">Options:</text:p>
      <text:list xml:id="list1683801469183406787" text:style-name="L39">
        <text:list-item>
          <text:p text:style-name="P34">The -f option will output appended data as the file grows, as in Unix. </text:p>
        </text:list-item>
      </text:list>
      <text:p text:style-name="Text_20_body">Example:</text:p>
      <text:list xml:id="list9045588059243266245" text:style-name="L40">
        <text:list-item>
          <text:p text:style-name="P35"><text:span text:style-name="Teletype">hadoop fs -tail pathname</text:span> </text:p>
        </text:list-item>
      </text:list>
      <text:h text:style-name="Heading_20_2" text:outline-level="2"><text:bookmark text:name="test"/>test</text:h>
      <text:p text:style-name="Text_20_body">Usage: <text:span text:style-name="Teletype">hadoop fs -test -[defsz] URI</text:span></text:p>
      <text:p text:style-name="Text_20_body">Options:</text:p>
      <text:list xml:id="list3723767980875139839" text:style-name="L41">
        <text:list-item>
          <text:p text:style-name="P72">-d: f the path is a directory, return 0. </text:p>
        </text:list-item>
        <text:list-item>
          <text:p text:style-name="P72">-e: if the path exists, return 0. </text:p>
        </text:list-item>
        <text:list-item>
          <text:p text:style-name="P72">-f: if the path is a file, return 0. </text:p>
        </text:list-item>
        <text:list-item>
          <text:p text:style-name="P72">-s: if the path is not empty, return 0. </text:p>
        </text:list-item>
        <text:list-item>
          <text:p text:style-name="P36">-z: if the file is zero length, return 0. </text:p>
        </text:list-item>
      </text:list>
      <text:p text:style-name="Text_20_body">Example:</text:p>
      <text:list xml:id="list5964674618859535249" text:style-name="L42">
        <text:list-item>
          <text:p text:style-name="P37"><text:span text:style-name="Teletype">hadoop fs -test -e filename</text:span> </text:p>
        </text:list-item>
      </text:list>
      <text:h text:style-name="Heading_20_2" text:outline-level="2"><text:bookmark text:name="text"/>text</text:h>
      <text:p text:style-name="Text_20_body">Usage: <text:span text:style-name="Teletype">hadoop fs -text &lt;src&gt;</text:span></text:p>
      <text:p text:style-name="Text_20_body">Takes a source file and outputs the file in text format. The allowed formats are zip and TextRecordInputStream.</text:p>
      <text:h text:style-name="Heading_20_2" text:outline-level="2"><text:bookmark text:name="touchz"/>touchz</text:h>
      <text:p text:style-name="Text_20_body">Usage: <text:span text:style-name="Teletype">hadoop fs -touchz URI [URI ...]</text:span></text:p>
      <text:p text:style-name="Text_20_body">Create a file of zero length.</text:p>
      <text:p text:style-name="Text_20_body">Example:</text:p>
      <text:list xml:id="list1752957719977855143" text:style-name="L43">
        <text:list-item>
          <text:p text:style-name="P38"><text:span text:style-name="Teletype">hadoop fs -touchz pathname</text:span> </text:p>
        </text:list-item>
      </text:list>
      <text:h text:style-name="Heading_20_2" text:outline-level="2"><text:bookmark text:name="truncate"/>truncate</text:h>
      <text:p text:style-name="Text_20_body">Usage: <text:span text:style-name="Teletype">hadoop fs -truncate [-w] &lt;length&gt; &lt;paths&gt;</text:span></text:p>
      <text:p text:style-name="Text_20_body">Truncate all files that match the specified file pattern to the specified length.</text:p>
      <text:p text:style-name="Text_20_body"><text:soft-page-break/>Options:</text:p>
      <text:list xml:id="list8071770945234766215" text:style-name="L44">
        <text:list-item>
          <text:p text:style-name="P39">The <text:span text:style-name="Teletype">-w</text:span> flag requests that the command waits for block recovery to complete, if necessary. Without -w flag the file may remain unclosed for some time while the recovery is in progress. During this time file cannot be reopened for append. </text:p>
        </text:list-item>
      </text:list>
      <text:p text:style-name="Text_20_body">Example:</text:p>
      <text:list xml:id="list2669367490144474907" text:style-name="L45">
        <text:list-item>
          <text:p text:style-name="P73"><text:span text:style-name="Teletype">hadoop fs -truncate 55 /user/hadoop/file1 /user/hadoop/file2</text:span> </text:p>
        </text:list-item>
        <text:list-item>
          <text:p text:style-name="P40"><text:span text:style-name="Teletype">hadoop fs -truncate -w 127 hdfs://nn1.example.com/user/hadoop/file1</text:span> </text:p>
        </text:list-item>
      </text:list>
      <text:h text:style-name="Heading_20_2" text:outline-level="2"><text:bookmark text:name="usage"/>usage</text:h>
      <text:p text:style-name="Text_20_body">Usage: <text:span text:style-name="Teletype">hadoop fs -usage command</text:span></text:p>
      <text:p text:style-name="Text_20_body">Return the help for an individual comm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3:20:24.614532761</meta:creation-date>
    <dc:date>2016-10-03T23:42:51.924494009</dc:date>
    <meta:editing-duration>PT22M21S</meta:editing-duration>
    <meta:editing-cycles>15</meta:editing-cycles>
    <meta:generator>LibreOffice/5.0.6.2$Linux_X86_64 LibreOffice_project/00m0$Build-2</meta:generator>
    <meta:print-date>2016-10-03T23:41:00.277963564</meta:print-date>
    <meta:document-statistic meta:table-count="0" meta:image-count="0" meta:object-count="0" meta:page-count="7" meta:paragraph-count="166" meta:word-count="1254" meta:character-count="7795" meta:non-whitespace-character-count="6694"/>
  </office:meta>
</office:document-meta>
</file>